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cm" table:align="left"/>
    </style:style>
    <style:style style:name="Πίνακας1.A" style:family="table-column">
      <style:table-column-properties style:column-width="3.198cm"/>
    </style:style>
    <style:style style:name="Πίνακας1.B" style:family="table-column">
      <style:table-column-properties style:column-width="13.802cm"/>
    </style:style>
    <style:style style:name="Πίνακας1.A1" style:family="table-cell">
      <style:table-cell-properties style:vertical-align="middle" fo:padding="0.049cm" fo:border="none"/>
    </style:style>
    <style:style style:name="Πίνακας1.B1" style:family="table-cell">
      <style:table-cell-properties fo:padding="0.049cm" fo:border="none"/>
    </style:style>
    <style:style style:name="Πίνακας1.A2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margin-top="0cm" fo:margin-bottom="0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Πίνακας1" table:style-name="Πίνακας1">
        <table:table-column table:style-name="Πίνακας1.A"/>
        <table:table-column table:style-name="Πίνακας1.B"/>
        <table:table-row table:style-name="TableLine2426945066688">
          <table:table-cell table:style-name="Πίνακας1.A1" office:value-type="string">
            <text:p text:style-name="P1"/>
          </table:table-cell>
          <table:table-cell table:style-name="Πίνακας1.B1" office:value-type="string">
            <text:p text:style-name="P2">ΑΥΤΟΜΑΤΟΣ ΕΛΕΓΧΟΣ ΔΙΑΡΡΟΗΣ ΝΕΡΟΥ</text:p>
          </table:table-cell>
        </table:table-row>
        <table:table-row table:style-name="TableLine2426945066688">
          <table:table-cell table:style-name="Πίνακας1.A2" office:value-type="string">
            <text:p text:style-name="P1">Αναλυτική περιγραφή ιδέας:</text:p>
          </table:table-cell>
          <table:table-cell table:style-name="Πίνακας1.A1" office:value-type="string">
            <text:p text:style-name="P3">Σήμερα, με δεδομένη την κλιματική κρίση, το νερό γίνεται όλο και πιο πολύτιμο αγαθό. Αυτό το καλοκαίρι η Ευρώπη κατέγραψε τρομακτική μείωση της στάθμης των ποταμών της, εξαιτίας της ανομβρίας. Συνεπώς, οι όποιες διαρροές στο σύστημα ύδρευσης των οικιών, των βιομηχανιών ή των συστημάτων ποτίσματος των χωραφιών κλπ, είναι αναγκαίο να εντοπίζονται και να εξουδετερώνονται άμεσα. Διαφορετικά, γίνεται σπατάλη νερού σε μία περίοδο κρίσιμη σε ό,τι αφορά τα υδάτινα αποθέματα. Επιπλέον, αν η διαρροή δεν γίνει έγκαιρα αντιληπτή, ο λογαριασμός ύδρευσης θα επιβαρυνθεί με μεγάλα ποσά, συνεπώς θα υπάρξει και οικονομική επιβάρυνση του ιδιοκτήτη. Τέλος, διαρροές μέσα στο οίκημα, συνεπάγονται σοβαρές ζημιές (π.χ. δάπεδα, ταβάνι, τοίχοι κλπ).<text:line-break/>Η λύση που προτείνεται είναι η συνεχής παρακολούθηση της τιμής της ροής του ύδατος εντός μιας εγκατάστασης (π.χ. σωληνώσεις οικίας), χρησιμοποιώντας μετρητή ροής νερού για Arduino, τοποθετημένο αμέσως μετά το υδρόμετρο. O Έλεγχος θα γίνεται από το Arduino. Κάθε φορά που θα υπάρχει ροή, ένας μετρητής θα μετράει κάθε δευτερόλεπτο την διάρκειά της. Αν η ροή μηδενιστεί, ο μετρητής θα μηδενίζεται . Ωστόσο, αν η ροή καταγράφεται συνεχώς για ένα χρονικό διάστημα που ορίζει ο χρήστης χωρίς να μηδενίζεται, σημαίνει ότι υπάρχει διαρροή, οπότε θα δίνεται εντολή σε μία βαλβίδα και θα σταματά η παροχή νερού αμέσως μετά το υδρόμετρο, ειδοποιώντας τον ιδιοκτήτη με διάφορους τρόπους. Ο χρήστης, πατώντας ένα κουμπί, κάνει reset όταν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06:50.439000000</meta:creation-date>
    <dc:date>2023-01-18T20:07:26.255000000</dc:date>
    <meta:editing-duration>PT36S</meta:editing-duration>
    <meta:editing-cycles>1</meta:editing-cycles>
    <meta:document-statistic meta:table-count="1" meta:image-count="0" meta:object-count="0" meta:page-count="1" meta:paragraph-count="3" meta:word-count="228" meta:character-count="1517" meta:non-whitespace-character-count="1292"/>
    <meta:generator>LibreOffice/7.1.1.2$Windows_X86_64 LibreOffice_project/fe0b08f4af1bacafe4c7ecc87ce55bb426164676</meta:generator>
  </office:meta>
</office:document-meta>
</file>